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5469" officeooo:paragraph-rsid="00095469"/>
    </style:style>
    <style:style style:name="P2" style:family="paragraph" style:parent-style-name="Standard">
      <style:text-properties officeooo:rsid="00095469" officeooo:paragraph-rsid="000a0595"/>
    </style:style>
    <style:style style:name="T1" style:family="text">
      <style:text-properties officeooo:rsid="000a05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mizações:</text:p>
      <text:p text:style-name="P1"/>
      <text:p text:style-name="P1"><text:tab/>Binas-ws:</text:p>
      <text:p text:style-name="P1"><text:tab/><text:tab/>Passa a ter uma cache em que tem a timestamp mais recente e o valor associado (similar ao que está na sation-ws <text:span text:style-name="T1">mas com uma Length maxima para não passar a ser outra copia da estructura de dados das stations e apenas uma cache com os valores mais recentes</text:span>) (Gonçalo)</text:p>
      <text:p text:style-name="P1"/>
      <text:p text:style-name="P1"><text:tab/>Ler-Saldo:</text:p>
      <text:p text:style-name="P1"><text:tab/><text:tab/>Todas as chamadas as estações passam a ser asynchronas e usam uma função de callback, é guardado na Cache do Binas-ws a leitura mais up-to-date (Gonçalo)</text:p>
      <text:p text:style-name="P1"><text:tab/><text:tab/>Quando obtiver o valor mais up-to-date, comunicar as estações que estavam erradas (Francisco).</text:p>
      <text:p text:style-name="P1"/>
      <text:p text:style-name="P1"><text:tab/><text:span text:style-name="T1">Escrever-Saldo:</text:span></text:p>
      <text:p text:style-name="P1"><text:tab/><text:tab/><text:span text:style-name="T1">Todas as chamadas as estações passam a ser asynchoronas.</text:span></text:p>
      <text:p text:style-name="P1"/>
      <text:p text:style-name="P1"><text:tab/><text:tab/><text:span text:style-name="T1">Caso 1 (Cache vazia ou sem info para aquele cliente) :</text:span></text:p>
      <text:p text:style-name="P1"><text:tab/><text:tab/><text:tab/><text:span text:style-name="T1">1- Faz Ler-Saldo e pega no saldo mais recente (Usa a função ler saldo que já <text:tab/><text:tab/><text:tab/>está feita)<text:tab/><text:tab/></text:span></text:p>
      <text:p text:style-name="P1"><text:tab/><text:tab/><text:tab/><text:span text:style-name="T1">2- Altera o valor lido para o novo (incrementa/decrementa)</text:span></text:p>
      <text:p text:style-name="P2"><text:span text:style-name="T1"><text:tab/><text:tab/><text:tab/>2.1- Cria Timestamp com momento actual (new Timestamp(Date.now()) ou algo assim)<text:tab/><text:tab/></text:span></text:p>
      <text:p text:style-name="P2"><text:tab/><text:tab/><text:tab/><text:span text:style-name="T1">2.2- Cria a BalanceView para ser enviada (com timestamp+novoValor)</text:span></text:p>
      <text:p text:style-name="P1"><text:tab/><text:tab/><text:tab/><text:span text:style-name="T1">3- Asynchronamente manda escrever em todas as estações e espera só até ter 2 ACKS para dar a operação como sucedida.</text:span></text:p>
      <text:p text:style-name="P1"><text:tab/><text:tab/><text:tab/><text:span text:style-name="T1">4- Caso a operação for sucedida, a cache é actualizada com a nova timestamp e valor.</text:span></text:p>
      <text:p text:style-name="P1"><text:tab/><text:tab/></text:p>
      <text:p text:style-name="P2"><text:tab/><text:span text:style-name="T1">Caso 2 (Cache com info cliente) :</text:span></text:p>
      <text:p text:style-name="P2"><text:tab/><text:tab/><text:tab/><text:span text:style-name="T1">1- Vai a cache ler o valor mais recente<text:tab/><text:tab/></text:span></text:p>
      <text:p text:style-name="P2"><text:tab/><text:tab/><text:tab/><text:span text:style-name="T1">2- Altera o valor lido para o novo (incrementa/decrementa)</text:span></text:p>
      <text:p text:style-name="P2"><text:tab/><text:tab/><text:tab/><text:span text:style-name="T1">2.1- Cria Timestamp com momento actual (new Timestamp(Date.now()) ou algo assim)</text:span></text:p>
      <text:p text:style-name="P2"><text:tab/><text:tab/><text:tab/><text:span text:style-name="T1">2.2- Cria a BalanceView para ser enviada (com timestamp+novoValor)</text:span></text:p>
      <text:p text:style-name="P2"><text:tab/><text:tab/><text:tab/><text:span text:style-name="T1">3- Asynchronamente manda escrever em todas as estações e espera só até ter 2 ACKS para dar a operação como sucedida.</text:span></text:p>
      <text:p text:style-name="P2"><text:tab/><text:tab/><text:tab/><text:span text:style-name="T1">4- Caso a operação for sucedida, a cache é actualizada com a nova timestamp e valo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2:22:17.102907084</meta:creation-date>
    <dc:date>2018-04-28T12:42:52.514667426</dc:date>
    <meta:editing-duration>PT10M5S</meta:editing-duration>
    <meta:editing-cycles>1</meta:editing-cycles>
    <meta:document-statistic meta:table-count="0" meta:image-count="0" meta:object-count="0" meta:page-count="1" meta:paragraph-count="23" meta:word-count="279" meta:character-count="1699" meta:non-whitespace-character-count="1381"/>
    <meta:generator>LibreOffice/5.1.6.2$Linux_X86_64 LibreOffice_project/10m0$Build-2</meta:generator>
  </office:meta>
</office:document-meta>
</file>